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actoriesLoader.throwing( BiFunction &lt; String , Throwable , ? extends RuntimeException &gt; excep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FactoriesLoader.forDefaultRe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Delegate.instantiate( Constructor &lt; T &gt; constructor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Instantiator.findConstructor( Class &lt; ? &gt; factoryImplementatio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FactoriesLoader.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resolve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Delegate.findPrimaryConstructor( Class &lt; T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FactoriesLoader.loadFactories( Class &lt; T &gt; factoryType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FactoryNames( Class &lt; ? &gt; factoryType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( Class &lt; T &gt; factoryType , @ Nullable ArgumentResolver argumentResolver , @ Nullable FailureHandler failure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ringFactoriesLoader.and( ArgumentResolver argument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.forDefaultResourceLocation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( Class &lt; T &gt; factoryType , @ Nullable FailureHandler failur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( Class &lt; T &gt; facto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Instantiator.findPrimaryKotlinConstructor( Class &lt; ? &gt; factoryImplementatio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Instantiator.forClass( Class &lt; ? &gt; factoryImplementatio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.logging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Instantiator.findDeclaredConstructor( Class &lt; ? &gt; factoryImplementatio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FactoriesLoader.andSupplied( Class &lt; T &gt; type , Supplier &lt; T &gt; value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of( Class &lt; T &gt; type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and( Class &lt; T &gt; type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Instantiator.FactoryInstantiator( Constructor &lt; T &gt; 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.SpringFactoriesLoader( @ Nullable ClassLoader classLoader , Map &lt; String , List &lt; String &gt; &gt; 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FactoriesLoader.from( Function &lt; Class &lt; ? &gt; , Object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FactoriesLoader.instantiateFactory( String implementationName , Class &lt; T &gt; type , @ Nullable ArgumentResolver argumentResolver , FailureHandler failure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ringFactoriesLoader.forResourceLocation( String re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FactoryNames( Class &lt; ? &gt; facto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( Class &lt; T &gt; factoryType , @ Nullable ArgumentResolver argumen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Instantiator.resolveArgs( @ Nullable ArgumentResolver argument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toryInstantiator.instantiate( @ Nullable ArgumentResolver argument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otlinDelegate.makeAccessible( Constructor &lt; T &gt; constructor , KFunction &lt; T &gt; kotlinConstru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FactoriesLoader.forResourceLocation( String resourceLocation ,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FactoriesLoader.throw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ofSupplied( Class &lt; T &gt; type , Supplier &lt; T &gt; value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toDistinctUnmodifiableList( String factoryType , List &lt; String &gt; imple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Delegate.convertArgs( Object [ ] args , List &lt; KParameter &gt;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Instantiator.findSingleConstructor( Constructor &lt; ? &gt; [ ] construc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loadFactoriesResource( ClassLoader classLoader , String resource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KotlinDelegate.instantiate( KFunction &lt; T &gt; kotlinConstructor , Map &lt; KParameter , Object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Instantiator.isKotlinType( Class &lt; ? &gt; factoryImplementatio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.handleMessage( BiConsumer &lt; Supplier &lt; String &gt; , Throwable &gt; messag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